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3" office:value-type="string" calcext:value-type="string">
            <text:p>LoRa Board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t Designa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 Part Number</text:p>
          </table:table-cell>
          <table:table-cell table:style-name="ce3" office:value-type="string" calcext:value-type="string">
            <text:p>JCLPCB Part Number</text:p>
          </table:table-cell>
          <table:table-cell table:style-name="ce3" office:value-type="string" calcext:value-type="string">
            <text:p>Package</text:p>
          </table:table-cell>
          <table:table-cell table:style-name="ce3"/>
          <table:table-cell table:style-name="ce6"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C16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 p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470JB8NNNC</text:p>
          </table:table-cell>
          <table:table-cell office:value-type="string" calcext:value-type="string">
            <text:p>C167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58" calcext:value-type="currency">
            <text:p>$0.0058</text:p>
          </table:table-cell>
          <table:table-cell/>
        </table:table-row>
        <table:table-row table:style-name="ro1">
          <table:table-cell office:value-type="string" calcext:value-type="string">
            <text:p>C3, C13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2KB8NNNC</text:p>
          </table:table-cell>
          <table:table-cell office:value-type="string" calcext:value-type="string">
            <text:p>C158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4" calcext:value-type="currency">
            <text:p>$0.0034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.0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CG3R0C500NT</text:p>
          </table:table-cell>
          <table:table-cell office:value-type="string" calcext:value-type="string">
            <text:p>C46219 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" calcext:value-type="currency">
            <text:p>$0.003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.6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5R6WB01D</text:p>
          </table:table-cell>
          <table:table-cell office:value-type="string" calcext:value-type="string">
            <text:p>C88255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01" calcext:value-type="currency">
            <text:p>$0.0601</text:p>
          </table:table-cell>
          <table:table-cell/>
        </table:table-row>
        <table:table-row table:style-name="ro1">
          <table:table-cell office:value-type="string" calcext:value-type="string">
            <text:p>C6, C8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1555C1H390FA16D</text:p>
          </table:table-cell>
          <table:table-cell office:value-type="string" calcext:value-type="string">
            <text:p>C186448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94" calcext:value-type="currency">
            <text:p>$0.0294</text:p>
          </table:table-cell>
          <table:table-cell/>
        </table:table-row>
        <table:table-row table:style-name="ro1">
          <table:table-cell office:value-type="string" calcext:value-type="string">
            <text:p>C7, C12</text:p>
          </table:table-cell>
          <table:table-cell office:value-type="string" calcext:value-type="string">
            <text:p>1.8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1R8WB01D</text:p>
          </table:table-cell>
          <table:table-cell office:value-type="string" calcext:value-type="string">
            <text:p>C7690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4" calcext:value-type="currency">
            <text:p>$0.0240</text:p>
          </table:table-cell>
          <table:table-cell/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3.3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402CG3R3C500NT</text:p>
          </table:table-cell>
          <table:table-cell office:value-type="string" calcext:value-type="string">
            <text:p>C156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12" calcext:value-type="currency">
            <text:p>$0.0012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.4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555C1H2R4WA01D</text:p>
          </table:table-cell>
          <table:table-cell office:value-type="string" calcext:value-type="string">
            <text:p>C70120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03" calcext:value-type="currency">
            <text:p>$0.0203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9" calcext:value-type="currency">
            <text:p>$0.0009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4KP5NNNC</text:p>
          </table:table-cell>
          <table:table-cell office:value-type="string" calcext:value-type="string">
            <text:p>C4733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5" calcext:value-type="currency">
            <text:p>$0.0035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 antenna jack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U.FL-R-SMT-1(80)</text:p>
          </table:table-cell>
          <table:table-cell office:value-type="string" calcext:value-type="string">
            <text:p>C883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784" calcext:value-type="currency">
            <text:p>$0.0784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ace holes 0.1 inch spacing for pi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8AN47NJ00D</text:p>
          </table:table-cell>
          <table:table-cell office:value-type="string" calcext:value-type="string">
            <text:p>C9807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75" calcext:value-type="currency">
            <text:p>$0.037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5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2N5B00D</text:p>
          </table:table-cell>
          <table:table-cell office:value-type="string" calcext:value-type="string">
            <text:p>C23734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92" calcext:value-type="currency">
            <text:p>$0.0392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4.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4N7B00D</text:p>
          </table:table-cell>
          <table:table-cell office:value-type="string" calcext:value-type="string">
            <text:p>C9806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83" calcext:value-type="currency">
            <text:p>$0.0383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9.1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9N1H00D</text:p>
          </table:table-cell>
          <table:table-cell office:value-type="string" calcext:value-type="string">
            <text:p>C3379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475" calcext:value-type="currency">
            <text:p>$0.0475</text:p>
          </table:table-cell>
          <table:table-cell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5 nH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CL1005C15NJTDF</text:p>
          </table:table-cell>
          <table:table-cell office:value-type="string" calcext:value-type="string">
            <text:p>C2714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29" calcext:value-type="currency">
            <text:p>$0.0029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5 uH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50LT000</text:p>
          </table:table-cell>
          <table:table-cell office:value-type="string" calcext:value-type="string">
            <text:p>C53129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85" calcext:value-type="currency">
            <text:p>$0.0685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0TCE</text:p>
          </table:table-cell>
          <table:table-cell office:value-type="string" calcext:value-type="string">
            <text:p>C2507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X1262 LoRa Transceiver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SX1262IMLTRT</text:p>
          </table:table-cell>
          <table:table-cell office:value-type="string" calcext:value-type="string">
            <text:p>C191341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3.3397" calcext:value-type="currency">
            <text:p>$3.3397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E4259 RF Switch</text:p>
          </table:table-cell>
          <table:table-cell office:value-type="string" calcext:value-type="string">
            <text:p>Psemi</text:p>
          </table:table-cell>
          <table:table-cell office:value-type="string" calcext:value-type="string">
            <text:p>PE4259-63</text:p>
          </table:table-cell>
          <table:table-cell office:value-type="string" calcext:value-type="string">
            <text:p>C470892</text:p>
          </table:table-cell>
          <table:table-cell office:value-type="string" calcext:value-type="string">
            <text:p>SC-70-6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1.2021" calcext:value-type="currency">
            <text:p>$1.2021</text:p>
          </table:table-cell>
          <table:table-cell table:style-name="ce3" office:value-type="string" calcext:value-type="string">
            <text:p>No Stock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0 MHz Crystal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Q22FA12800393</text:p>
          </table:table-cell>
          <table:table-cell office:value-type="string" calcext:value-type="string">
            <text:p>C255895</text:p>
          </table:table-cell>
          <table:table-cell office:value-type="string" calcext:value-type="string">
            <text:p>SMD2016-4P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2488" calcext:value-type="currency">
            <text:p>$0.2488</text:p>
          </table:table-cell>
          <table:table-cell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09:25:36.6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11:08:33.690000000</dc:date>
    <meta:editing-duration>PT4H20M14S</meta:editing-duration>
    <meta:editing-cycles>62</meta:editing-cycles>
    <meta:generator>LibreOffice/7.1.6.2$Windows_X86_64 LibreOffice_project/0e133318fcee89abacd6a7d077e292f1145735c3</meta:generator>
    <meta:document-statistic meta:table-count="1" meta:cell-count="195" meta:object-count="0"/>
  </office:meta>
</office:document-meta>
</file>